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a1c3" officeooo:paragraph-rsid="0002a1c3"/>
    </style:style>
    <style:style style:name="P2" style:family="paragraph" style:parent-style-name="Standard">
      <style:text-properties officeooo:rsid="000451a7" officeooo:paragraph-rsid="000451a7"/>
    </style:style>
    <style:style style:name="P3" style:family="paragraph" style:parent-style-name="Standard">
      <style:text-properties officeooo:rsid="00062ba4" officeooo:paragraph-rsid="00062ba4"/>
    </style:style>
    <style:style style:name="P4" style:family="paragraph" style:parent-style-name="Standard">
      <style:text-properties officeooo:rsid="000764c1" officeooo:paragraph-rsid="000764c1"/>
    </style:style>
    <style:style style:name="T1" style:family="text">
      <style:text-properties officeooo:rsid="000605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PROJET IOT :</text:p>
      <text:p text:style-name="P1"/>
      <text:p text:style-name="P1">flemme donc je met en page plus tard</text:p>
      <text:p text:style-name="P1"/>
      <text:p text:style-name="P1">But : <text:s/>utiliser l’esp32 et le module loraone pour détecter où on se trouve via les réseaux wifi → go loraone → go serveur (coder en python avec fastAPI surement) → tracer en fonction du temps l’emplacement du module esp32 (dessin sur une map)</text:p>
      <text:p text:style-name="P1"/>
      <text:p text:style-name="P2">créer base de données pour l’emplacement des hotpostwifi</text:p>
      <text:p text:style-name="P3">envoie de l’heure ?</text:p>
      <text:p text:style-name="P3"/>
      <text:p text:style-name="P1">breakdown : </text:p>
      <text:p text:style-name="P1"/>
      <text:p text:style-name="P1">- capter les wifis (hors téléphone, juste ceux fixe)</text:p>
      <text:p text:style-name="P1">- envoie des données en <text:span text:style-name="T1">uplink</text:span> via la loraone (gaffe au temps d’envoie)</text:p>
      <text:p text:style-name="P1">- récupérer ses données sur un serveur coder par nous même</text:p>
      <text:p text:style-name="P1">- tous récupérer et afficher sur un site en ligne (htlm)</text:p>
      <text:p text:style-name="P1"/>
      <text:p text:style-name="P1">problème captage wifi → supprimer les wifi de téléphone</text:p>
      <text:p text:style-name="P1">- On supprime en fonction des adresses de certains constructeur, nom évident et ceux randomisé code généré avec chat gpt</text:p>
      <text:p text:style-name="P1"/>
      <text:p text:style-name="P4">Probleme envoie des données loraone : </text:p>
      <text:p text:style-name="P4">On ne peut pas envoyer une adresse mac par boucle, puor regler se problème, on va récupérer toutes les adresses durant une boucle et tous envoyé d’un coup. On peut aussi éventuellement envoyer le nombre d’adresse à la fin mais pas nécessaire vu que la taille des adresses mac est normalisé.</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10:51:07.124524562</meta:creation-date>
    <dc:date>2025-11-14T12:13:11.289900253</dc:date>
    <meta:editing-duration>PT33M36S</meta:editing-duration>
    <meta:editing-cycles>4</meta:editing-cycles>
    <meta:generator>LibreOffice/24.2.7.2$Linux_X86_64 LibreOffice_project/420$Build-2</meta:generator>
    <meta:document-statistic meta:table-count="0" meta:image-count="0" meta:object-count="0" meta:page-count="1" meta:paragraph-count="14" meta:word-count="200" meta:character-count="1125" meta:non-whitespace-character-count="936"/>
  </office:meta>
</office:document-meta>
</file>